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HBase.get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Keyfile( String ke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get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SH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HBase.openSes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SHBas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HBase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Passphrase( String passphr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Failonerror( boolean 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Knownhosts( String knownHo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get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Base.setTrust( boolean yesOr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